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1pt" fo:font-weight="normal" officeooo:rsid="0010d892" officeooo:paragraph-rsid="001dfa3c" style:font-size-asian="21pt" style:font-weight-asian="normal" style:font-size-complex="21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d892" officeooo:paragraph-rsid="001dfa3c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officeooo:rsid="001dfa3c" style:font-size-asian="28pt" style:font-size-complex="28pt"/>
    </style:style>
    <style:style style:name="gr1" style:family="graphic">
      <style:graphic-properties svg:stroke-color="#000000" draw:fill="none" draw:textarea-vertical-align="middle" draw:auto-grow-height="false" fo:min-height="3.858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none" draw:textarea-vertical-align="middle" draw:auto-grow-height="false" fo:min-height="3.921cm" fo:min-width="0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3.126cm" fo:min-width="0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Não Vou Desistir</text:span><text:tab/>Coral Kemuel<text:tab/><text:tab/><text:span text:style-name="T3">[ </text:span><text:span text:style-name="T4">29</text:span><text:span text:style-name="T3"> ]</text:span></text:p>
      <text:p text:style-name="P1">Passa o tempo e eu estou aqui</text:p>
      <text:p text:style-name="P1">Situações difíceis vêm pra me impedir de caminhar</text:p>
      <text:p text:style-name="P1">Muitos tentam me abater</text:p>
      <text:p text:style-name="P1">Fazendo acusações, impedindo o meu crescer</text:p>
      <text:p text:style-name="P1">A multidão está ao meu redor</text:p>
      <text:p text:style-name="P1"/>
      <text:p text:style-name="P1">Tantas lutas e provações</text:p>
      <text:p text:style-name="P1">Tantos medos vejo em mim</text:p>
      <text:p text:style-name="P1">Não vejo mais saída, o vento está tão forte</text:p>
      <text:p text:style-name="P1">Vem me socorrer, Senhor, Senhor</text:p>
      <text:p text:style-name="P1"/>
      <text:p text:style-name="P1"><draw:custom-shape text:anchor-type="paragraph" draw:z-index="0" draw:style-name="gr1" draw:text-style-name="P3" svg:width="0.265cm" svg:height="3.857cm" svg:x="13.319cm" svg:y="0.06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não vou parar, vou continuar</text:p>
      <text:p text:style-name="P1">Se com Cristo estou</text:p>
      <text:p text:style-name="P1"><draw:frame text:anchor-type="paragraph" draw:z-index="3" draw:style-name="gr4" draw:text-style-name="P4" svg:width="1.059cm" svg:height="0.451cm" svg:x="13.794cm" svg:y="0.213cm"><draw:text-box><text:p>2x</text:p></draw:text-box></draw:frame>Podem dizer o que for</text:p>
      <text:p text:style-name="P1">Eu não vou desistir</text:p>
      <text:p text:style-name="P1">Não vou desistir</text:p>
      <text:p text:style-name="P1"/>
      <text:p text:style-name="P1"><draw:custom-shape text:anchor-type="paragraph" draw:z-index="2" draw:style-name="gr3" draw:text-style-name="P3" svg:width="0.239cm" svg:height="3.126cm" svg:x="13.372cm" svg:y="0.03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Caminharei, o melhor é o fim</text:p>
      <text:p text:style-name="P1"><draw:frame text:anchor-type="paragraph" draw:z-index="5" draw:style-name="gr4" draw:text-style-name="P4" svg:width="1.059cm" svg:height="0.451cm" svg:x="13.899cm" svg:y="0.504cm"><draw:text-box><text:p>3x</text:p></draw:text-box></draw:frame>Pra aqueles que estão no Senhor</text:p>
      <text:p text:style-name="P1">Vitória terei, pois Ele é fiel</text:p>
      <text:p text:style-name="P1">Deus faz promessas em mim</text:p>
      <text:p text:style-name="P1"/>
      <text:p text:style-name="P1"><draw:custom-shape text:anchor-type="paragraph" draw:z-index="1" draw:style-name="gr2" draw:text-style-name="P3" svg:width="0.186cm" svg:height="3.92cm" svg:x="13.372cm" svg:y="0.04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Eu não vou parar, vou continuar</text:p>
      <text:p text:style-name="P1">Se com Cristo estou</text:p>
      <text:p text:style-name="P1"><draw:frame text:anchor-type="paragraph" draw:z-index="4" draw:style-name="gr5" draw:text-style-name="P4" svg:width="0.925cm" svg:height="0.451cm" svg:x="13.742cm" svg:y="0.24cm"><draw:text-box><text:p>2x</text:p></draw:text-box></draw:frame>Podem dizer o que for</text:p>
      <text:p text:style-name="P1">Eu não vou desistir</text:p>
      <text:p text:style-name="P1">Não vou desist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4:26:28.965806839</dc:date>
    <meta:editing-duration>PT25M8S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4" meta:word-count="129" meta:character-count="656" meta:non-whitespace-character-count="550"/>
  </office:meta>
</office:document-meta>
</file>